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09a56"/>
    </style:style>
    <style:style style:name="P2" style:family="paragraph" style:parent-style-name="Standard">
      <style:text-properties officeooo:rsid="00009a56" officeooo:paragraph-rsid="00009a56"/>
    </style:style>
    <style:style style:name="P3" style:family="paragraph" style:parent-style-name="Standard">
      <style:text-properties officeooo:paragraph-rsid="00009a56"/>
    </style:style>
    <style:style style:name="T1" style:family="text">
      <style:text-properties officeooo:rsid="00009a56"/>
    </style:style>
    <style:style style:name="T2" style:family="text">
      <style:text-properties fo:color="#063a7c" style:text-outline="false" style:font-name="Helvetica" fo:font-size="12pt" fo:letter-spacing="normal" style:text-underline-style="solid" style:text-underline-width="auto" style:text-underline-color="#063a7c" style:letter-kerning="false" style:font-size-asian="12pt"/>
    </style:style>
    <style:style style:name="T3" style:family="text">
      <style:text-properties fo:color="#063a7c" style:text-outline="false" style:font-name="Helvetica" fo:font-size="12pt" fo:letter-spacing="normal" style:text-underline-style="solid" style:text-underline-width="auto" style:text-underline-color="#063a7c" officeooo:rsid="00009a56" style:letter-kerning="false" style:font-size-asian="12pt"/>
    </style:style>
    <style:style style:name="T4" style:family="text">
      <style:text-properties officeooo:rsid="0001023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ort: cleaning the library data</text:p>
      <text:p text:style-name="P1"/>
      <text:p text:style-name="P2">I've based the cleaning of the bib data on the report* written by the Loqutus team that also entered the Apps4Ghent competition. Their framework however handles foreign keys in very loose way and they didn't push the cleaning very far. Thus the main insight was how to use and import the data in R and naming conventions for the tables. Some editing was done in the first place on the raw data (item id's starting with 2^, weird characters, encoding,...). I couldn't find the official declaration of statistical sectors in Ghent and we needed a mapping between borrowers location and a map of Ghent. <text:s/>I had to adapt some borrowers' location (sector) such that those would map to the official hoods of Ghent. <text:s/>The processed version of the hoods of Ghent in .geojson format is from the repository of the project click-that-hood**. The next problem was the “dangling” foreing keys to borrower<text:span text:style-name="T4">s </text:span><text:s/>and item cop<text:span text:style-name="T4">ies</text:span> in borrowings. All rows without both valid keys were removed. Finally, “dangling” B<text:span text:style-name="T4">B</text:span>nr's in <text:span text:style-name="T4">the </text:span>item copy <text:span text:style-name="T4">table </text:span>(Library id for an item) that weren't present in the items description table <text:span text:style-name="T4">were added as empty rows to the description table to at least be able to count them.</text:span></text:p>
      <text:p text:style-name="P2"/>
      <text:p text:style-name="P2"/>
      <text:p text:style-name="P2"/>
      <text:p text:style-name="P2"/>
      <text:p text:style-name="P3"><text:span text:style-name="T1">*</text:span><text:a xlink:type="simple" xlink:href="https://rpubs.com/michem/hackdebib" text:style-name="Internet_20_link" text:visited-style-name="Visited_20_Internet_20_Link"><text:span text:style-name="T2">https://rpubs.com/michem/hackdebib</text:span></text:a></text:p>
      <text:p text:style-name="P3"><text:span text:style-name="T2">**</text:span><text:span text:style-name="T3">https://github.com/codeforamerica/click_that_hood/tree/master</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3T15:21:46.896467000</meta:creation-date>
    <dc:date>2015-04-23T15:40:30.407135000</dc:date>
    <meta:editing-duration>PT1M43S</meta:editing-duration>
    <meta:editing-cycles>1</meta:editing-cycles>
    <meta:document-statistic meta:table-count="0" meta:image-count="0" meta:object-count="0" meta:page-count="1" meta:paragraph-count="4" meta:word-count="210" meta:character-count="1312" meta:non-whitespace-character-count="1103"/>
    <meta:generator>LibreOffice/4.3.5.2$MacOSX_x86 LibreOffice_project/3a87456aaa6a95c63eea1c1b3201acedf0751bd5</meta:generator>
  </office:meta>
</office:document-meta>
</file>